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>
      <style:graphic-properties svg:stroke-width="0.025cm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soli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soli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soli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soli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0.635cm"/>
    </style:style>
    <style:style style:name="gr18" style:family="graphic" style:parent-style-name="standard">
      <style:graphic-properties draw:stroke="none" svg:stroke-color="#000000" draw:fill="none" draw:fill-color="#ffffff" fo:min-height="0.3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0.703cm"/>
    </style:style>
    <style:style style:name="gr21" style:family="graphic" style:parent-style-name="standard">
      <style:graphic-properties draw:stroke="none" svg:stroke-color="#000000" draw:fill="none" draw:fill-color="#ffffff" fo:min-height="2.222cm"/>
    </style:style>
    <style:style style:name="gr22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>
      <style:graphic-properties svg:stroke-width="0.051cm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fill="solid" draw:fill-color="#000000" draw:textarea-horizontal-align="center" draw:textarea-vertical-align="middle"/>
    </style:style>
    <style:style style:name="gr27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MS Gothic'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margin-left="0cm" fo:margin-right="0cm" fo:text-indent="0cm"/>
      <style:text-properties fo:font-family="Calibri" style:font-family-generic="swiss" style:font-pitch="variable"/>
    </style:style>
    <style:style style:name="P5" style:family="paragraph">
      <style:paragraph-properties fo:margin-left="0cm" fo:margin-right="0cm" fo:text-indent="0cm"/>
      <style:text-properties fo:font-family="Calibri" style:font-family-generic="swiss" style:font-pitch="variable" fo:font-size="12pt"/>
    </style:style>
    <style:style style:name="P6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left="0cm" fo:margin-right="0cm" fo:text-align="center" fo:text-indent="0cm"/>
      <style:text-properties fo:font-family="Calibri" style:font-family-generic="swiss" style:font-pitch="variable" fo:font-size="24pt" style:font-size-asian="24pt" style:font-size-complex="24pt"/>
    </style:style>
    <style:style style:name="T1" style:family="text">
      <style:text-properties fo:font-family="Calibri" style:font-family-generic="swiss" style:font-pitch="variable" fo:font-size="12pt"/>
    </style:style>
    <style:style style:name="T2" style:family="text">
      <style:text-properties fo:font-family="Arial" style:font-style-name="Regular" style:font-family-generic="swiss" style:font-pitch="variable" fo:font-size="24pt" style:font-family-asian="Arial" style:font-style-name-asian="Regular" style:font-family-generic-asian="swiss" style:font-pitch-asian="variable" style:font-size-asian="24pt" style:font-family-complex="Arial" style:font-style-name-complex="Regular" style:font-family-generic-complex="swiss" style:font-pitch-complex="variable" style:font-size-complex="24pt"/>
    </style:style>
    <style:style style:name="T3" style:family="text">
      <style:text-properties fo:font-family="Calibri" style:font-family-generic="swiss" style:font-pitch="variable"/>
    </style:style>
    <style:style style:name="T4" style:family="text">
      <style:text-properties fo:font-family="Calibri" style:font-family-generic="swiss" style:font-pitch="variable" fo:font-size="40pt" style:font-size-asian="40pt" style:font-size-complex="40pt"/>
    </style:style>
    <style:style style:name="T5" style:family="text">
      <style:text-properties fo:font-family="Calibri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3.178cm" svg:height="6.985cm" svg:x="2.261cm" svg:y="13.373cm">
          <text:p/>
        </draw:rect>
        <draw:polygon draw:style-name="gr2" draw:text-style-name="P1" draw:layer="layout" svg:width="1.269cm" svg:height="1.269cm" draw:transform="rotate (-1.57079632679579) translate (23.1379999999991cm 5.90399999999962cm)" svg:viewBox="0 0 1270 1270" draw:points="0,-45006 635,-46276 1270,-45006">
          <text:p/>
        </draw:polygon>
        <draw:polygon draw:style-name="gr2" draw:text-style-name="P1" draw:layer="layout" svg:width="1.269cm" svg:height="1.269cm" draw:transform="rotate (-1.57079632679579) translate (25.3609999999991cm 5.90399999999962cm)" svg:viewBox="0 0 1270 1270" draw:points="0,-49452 635,-50722 1270,-49452">
          <text:p/>
        </draw:polygon>
        <draw:g>
          <draw:circle draw:style-name="gr2" draw:text-style-name="P2" draw:layer="layout" svg:width="1.904cm" svg:height="1.904cm" svg:x="15.518cm" svg:y="8.445cm">
            <text:p/>
          </draw:circle>
          <draw:g>
            <draw:path draw:style-name="gr3" draw:text-style-name="P3" draw:layer="layout" svg:width="0.621cm" svg:height="0.69cm" svg:x="15.835cm" svg:y="8.729cm" svg:viewBox="0 0 622 691" svg:d="m0 691c311-1554 622 0 622 0">
              <text:p/>
            </draw:path>
            <draw:path draw:style-name="gr4" draw:text-style-name="P3" draw:layer="layout" svg:width="-0.621cm" svg:height="-0.689cm" svg:x="17.079cm" svg:y="10.11cm" svg:viewBox="0 0 -622 -690" svg:d="m622-19530c-311-1553-622 0-622 0">
              <text:p/>
            </draw:path>
          </draw:g>
        </draw:g>
        <draw:g>
          <draw:circle draw:style-name="gr2" draw:text-style-name="P1" draw:layer="layout" svg:width="1.904cm" svg:height="1.904cm" svg:x="15.518cm" svg:y="5.587cm">
            <text:p/>
          </draw:circle>
          <draw:line draw:style-name="gr5" draw:text-style-name="P1" draw:layer="layout" svg:x1="15.834cm" svg:y1="5.905cm" svg:x2="17.104cm" svg:y2="7.175cm">
            <text:p/>
          </draw:line>
          <draw:line draw:style-name="gr5" draw:text-style-name="P1" draw:layer="layout" svg:x1="17.104cm" svg:y1="5.905cm" svg:x2="15.834cm" svg:y2="7.175cm">
            <text:p/>
          </draw:line>
        </draw:g>
        <draw:g>
          <draw:rect draw:style-name="gr2" draw:text-style-name="P1" draw:layer="layout" svg:width="2.54cm" svg:height="1.905cm" svg:x="12.026cm" svg:y="5.587cm">
            <text:p/>
          </draw:rect>
          <draw:path draw:style-name="gr5" draw:text-style-name="P1" draw:layer="layout" svg:width="1.904cm" svg:height="1.269cm" svg:x="12.343cm" svg:y="5.905cm" svg:viewBox="0 0 1905 1270" svg:d="m0 1270c106 0 212 0 318 0zm317-1270c-105 423-210 846-317 1270zm951-1270c105 423 210 846 317 1270zm1 0c106 0 212 0 318 0zm-1270-1270c211 0 422 0 635 0z">
            <text:p/>
          </draw:path>
        </draw:g>
        <draw:g>
          <draw:rect draw:style-name="gr2" draw:text-style-name="P1" draw:layer="layout" svg:width="2.54cm" svg:height="1.905cm" svg:x="18.376cm" svg:y="5.587cm">
            <text:p/>
          </draw:rect>
          <draw:path draw:style-name="gr5" draw:text-style-name="P1" draw:layer="layout" svg:width="1.912cm" svg:height="1.269cm" svg:x="18.693cm" svg:y="5.905cm" svg:viewBox="0 0 1913 1270" svg:d="m634 0c105 423 210 846 317 1270zm1 0c106 0 1059 0 953 0zm-1905-1270c211 0 422 0 635 0z">
            <text:p/>
          </draw:path>
        </draw:g>
        <draw:g>
          <draw:line draw:style-name="gr6" draw:text-style-name="P3" draw:layer="layout" svg:x1="1.625cm" svg:y1="6.54cm" svg:x2="1.625cm" svg:y2="5.27cm">
            <text:p/>
          </draw:line>
          <draw:line draw:style-name="gr7" draw:text-style-name="P3" draw:layer="layout" svg:x1="1.943cm" svg:y1="5.27cm" svg:x2="1.626cm" svg:y2="5.905cm">
            <text:p/>
          </draw:line>
          <draw:line draw:style-name="gr8" draw:text-style-name="P3" draw:layer="layout" svg:x1="1.308cm" svg:y1="5.27cm" svg:x2="1.625cm" svg:y2="5.905cm">
            <text:p/>
          </draw:line>
          <draw:line draw:style-name="gr9" draw:text-style-name="P3" draw:layer="layout" svg:x1="1.308cm" svg:y1="5.27cm" svg:x2="1.943cm" svg:y2="5.27cm">
            <text:p/>
          </draw:line>
        </draw:g>
        <draw:line draw:style-name="gr10" draw:text-style-name="P1" draw:layer="layout" svg:x1="14.566cm" svg:y1="6.539cm" svg:x2="15.518cm" svg:y2="6.539cm">
          <text:p/>
        </draw:line>
        <draw:line draw:style-name="gr10" draw:text-style-name="P1" draw:layer="layout" svg:x1="17.423cm" svg:y1="6.539cm" svg:x2="18.376cm" svg:y2="6.539cm">
          <text:p/>
        </draw:line>
        <draw:line draw:style-name="gr10" draw:text-style-name="P1" draw:layer="layout" svg:x1="16.471cm" svg:y1="8.444cm" svg:x2="16.471cm" svg:y2="7.491cm">
          <text:p/>
        </draw:line>
        <draw:line draw:style-name="gr10" draw:text-style-name="P1" draw:layer="layout" svg:x1="20.916cm" svg:y1="6.539cm" svg:x2="21.868cm" svg:y2="6.539cm">
          <text:p/>
        </draw:line>
        <draw:line draw:style-name="gr10" draw:text-style-name="P1" draw:layer="layout" svg:x1="23.138cm" svg:y1="6.539cm" svg:x2="24.091cm" svg:y2="6.539cm">
          <text:p/>
        </draw:line>
        <draw:g>
          <draw:circle draw:style-name="gr2" draw:text-style-name="P1" draw:layer="layout" svg:width="1.904cm" svg:height="1.904cm" svg:x="5.437cm" svg:y="18.136cm">
            <text:p/>
          </draw:circle>
          <draw:g>
            <draw:path draw:style-name="gr11" draw:text-style-name="P3" draw:layer="layout" svg:width="0.621cm" svg:height="0.69cm" svg:x="5.753cm" svg:y="18.42cm" svg:viewBox="0 0 622 691" svg:d="m0 691c311-1554 622 0 622 0">
              <text:p/>
            </draw:path>
            <draw:path draw:style-name="gr12" draw:text-style-name="P3" draw:layer="layout" svg:width="-0.621cm" svg:height="-0.689cm" svg:x="6.997cm" svg:y="19.801cm" svg:viewBox="0 0 -622 -690" svg:d="m622-38912c-311-1553-622 0-622 0">
              <text:p/>
            </draw:path>
          </draw:g>
        </draw:g>
        <draw:g>
          <draw:circle draw:style-name="gr2" draw:text-style-name="P1" draw:layer="layout" svg:width="1.904cm" svg:height="1.904cm" svg:x="8.295cm" svg:y="15.279cm">
            <text:p/>
          </draw:circle>
          <draw:line draw:style-name="gr5" draw:text-style-name="P1" draw:layer="layout" svg:x1="8.611cm" svg:y1="15.597cm" svg:x2="9.881cm" svg:y2="16.867cm">
            <text:p/>
          </draw:line>
          <draw:line draw:style-name="gr5" draw:text-style-name="P1" draw:layer="layout" svg:x1="9.881cm" svg:y1="15.597cm" svg:x2="8.611cm" svg:y2="16.867cm">
            <text:p/>
          </draw:line>
        </draw:g>
        <draw:polyline draw:style-name="gr10" draw:text-style-name="P1" draw:layer="layout" svg:width="1.904cm" svg:height="1.904cm" draw:transform="rotate (1.5707963267946) translate (7.341cm 19.0880000000023cm)" svg:viewBox="0 0 1905 1905" draw:points="0,14682 0,16587 1905,16587">
          <text:p/>
        </draw:polyline>
        <draw:g>
          <draw:circle draw:style-name="gr2" draw:text-style-name="P1" draw:layer="layout" svg:width="1.904cm" svg:height="1.904cm" svg:x="5.436cm" svg:y="15.278cm">
            <text:p/>
          </draw:circle>
          <draw:g>
            <draw:path draw:style-name="gr13" draw:text-style-name="P3" draw:layer="layout" svg:width="0.621cm" svg:height="0.69cm" svg:x="5.752cm" svg:y="15.562cm" svg:viewBox="0 0 622 691" svg:d="m0 691c311-1554 622 0 622 0">
              <text:p/>
            </draw:path>
            <draw:path draw:style-name="gr14" draw:text-style-name="P3" draw:layer="layout" svg:width="-0.621cm" svg:height="-0.689cm" svg:x="6.996cm" svg:y="16.943cm" svg:viewBox="0 0 -622 -690" svg:d="m622-33196c-311-1553-622 0-622 0">
              <text:p/>
            </draw:path>
          </draw:g>
        </draw:g>
        <draw:g>
          <draw:rect draw:style-name="gr2" draw:text-style-name="P1" draw:layer="layout" svg:width="2.54cm" svg:height="1.905cm" svg:x="11.151cm" svg:y="15.278cm">
            <text:p/>
          </draw:rect>
          <draw:path draw:style-name="gr5" draw:text-style-name="P1" draw:layer="layout" svg:width="1.904cm" svg:height="1.269cm" svg:x="11.468cm" svg:y="15.596cm" svg:viewBox="0 0 1905 1270" svg:d="m0 1270c106 0 212 0 318 0zm317-1270c-105 423-210 846-317 1270zm951-1270c105 423 210 846 317 1270zm1 0c106 0 212 0 318 0zm-1270-1270c211 0 422 0 635 0z">
            <text:p/>
          </draw:path>
        </draw:g>
        <draw:polygon draw:style-name="gr2" draw:text-style-name="P1" draw:layer="layout" svg:width="1.269cm" svg:height="1.269cm" draw:transform="rotate (-1.57079632679579) translate (15.9139999999991cm 15.5959999999996cm)" svg:viewBox="0 0 1270 1270" draw:points="0,-30558 635,-31828 1270,-30558">
          <text:p/>
        </draw:polygon>
        <draw:polygon draw:style-name="gr2" draw:text-style-name="P1" draw:layer="layout" svg:width="1.269cm" svg:height="1.269cm" draw:transform="rotate (-1.57079632679579) translate (18.1359999999991cm 15.5959999999996cm)" svg:viewBox="0 0 1270 1270" draw:points="0,-35002 635,-36272 1270,-35002">
          <text:p/>
        </draw:polygon>
        <draw:line draw:style-name="gr10" draw:text-style-name="P1" draw:layer="layout" svg:x1="15.913cm" svg:y1="16.231cm" svg:x2="16.866cm" svg:y2="16.231cm">
          <text:p/>
        </draw:line>
        <draw:line draw:style-name="gr10" draw:text-style-name="P1" draw:layer="layout" svg:x1="7.342cm" svg:y1="16.231cm" svg:x2="8.294cm" svg:y2="16.231cm">
          <text:p/>
        </draw:line>
        <draw:line draw:style-name="gr10" draw:text-style-name="P1" draw:layer="layout" svg:x1="10.198cm" svg:y1="16.231cm" svg:x2="11.151cm" svg:y2="16.231cm">
          <text:p/>
        </draw:line>
        <draw:line draw:style-name="gr10" draw:text-style-name="P1" draw:layer="layout" svg:x1="13.692cm" svg:y1="16.231cm" svg:x2="14.644cm" svg:y2="16.231cm">
          <text:p/>
        </draw:line>
        <draw:g>
          <draw:rect draw:style-name="gr2" draw:text-style-name="P1" draw:layer="layout" svg:width="2.54cm" svg:height="1.905cm" svg:x="2.261cm" svg:y="5.554cm">
            <text:p/>
          </draw:rect>
          <draw:path draw:style-name="gr5" draw:text-style-name="P1" draw:layer="layout" svg:width="1.912cm" svg:height="1.269cm" svg:x="2.578cm" svg:y="5.872cm" svg:viewBox="0 0 1913 1270" svg:d="m634 0c105 423 210 846 317 1270zm1 0c106 0 1059 0 953 0zm-1905-1270c211 0 422 0 635 0z">
            <text:p/>
          </draw:path>
        </draw:g>
        <draw:polygon draw:style-name="gr2" draw:text-style-name="P1" draw:layer="layout" svg:width="1.269cm" svg:height="1.269cm" draw:transform="rotate (1.5707963267946) translate (11.7090000000016cm 12.5720000000015cm)" svg:viewBox="0 0 1270 1270" draw:points="1270,24688 635,23418 0,24688">
          <text:p/>
        </draw:polygon>
        <draw:polygon draw:style-name="gr2" draw:text-style-name="P1" draw:layer="layout" svg:width="1.269cm" svg:height="1.269cm" draw:transform="rotate (-1.57079632679579) translate (11.0739999999994cm 5.90400000000113cm)" svg:viewBox="0 0 1270 1270" draw:points="0,-20878 635,-22148 1270,-20878">
          <text:p/>
        </draw:polygon>
        <draw:polygon draw:style-name="gr2" draw:text-style-name="P1" draw:layer="layout" svg:width="1.269cm" svg:height="1.269cm" draw:transform="rotate (1.5707963267946) translate (6.94600000000151cm 12.5720000000015cm)" svg:viewBox="0 0 1270 1270" draw:points="1270,15162 635,13892 0,15162">
          <text:p/>
        </draw:polygon>
        <draw:line draw:style-name="gr10" draw:text-style-name="P1" draw:layer="layout" svg:x1="11.709cm" svg:y1="11.937cm" svg:x2="8.217cm" svg:y2="11.937cm">
          <text:p/>
        </draw:line>
        <draw:polyline draw:style-name="gr10" draw:text-style-name="P1" draw:layer="layout" svg:width="2.242cm" svg:height="3.424cm" draw:transform="rotate (-1.76836759812151) translate (16.7766421625109cm 10.4101842874944cm)" svg:viewBox="0 0 2243 3425" draw:points="0,-36675 1557,-36987 2243,-33562">
          <text:p/>
        </draw:polyline>
        <draw:line draw:style-name="gr10" draw:text-style-name="P1" draw:layer="layout" svg:x1="11.074cm" svg:y1="6.539cm" svg:x2="12.026cm" svg:y2="6.539cm">
          <text:p/>
        </draw:line>
        <draw:polyline draw:style-name="gr10" draw:text-style-name="P1" draw:layer="layout" svg:width="5.632cm" svg:height="3.023cm" draw:transform="rotate (2.31919351004963) translate (5.07091047461669cm 13.6782213800747cm)" svg:viewBox="0 0 5633 3024" draw:points="0,-8624 2376,-11183 5633,-8159">
          <text:p/>
        </draw:polyline>
        <draw:line draw:style-name="gr10" draw:text-style-name="P1" draw:layer="layout" svg:x1="8.534cm" svg:y1="6.539cm" svg:x2="9.804cm" svg:y2="6.539cm">
          <text:p/>
        </draw:line>
        <draw:g>
          <draw:rect draw:style-name="gr2" draw:text-style-name="P1" draw:layer="layout" svg:width="2.54cm" svg:height="1.905cm" svg:x="5.994cm" svg:y="5.587cm">
            <text:p/>
          </draw:rect>
          <draw:path draw:style-name="gr5" draw:text-style-name="P1" draw:layer="layout" svg:width="1.904cm" svg:height="1.269cm" svg:x="6.311cm" svg:y="5.905cm" svg:viewBox="0 0 1905 1270" svg:d="m0 1270c106 0 212 0 318 0zm317-1270c-105 423-210 846-317 1270zm951-1270c105 423 210 846 317 1270zm1 0c106 0 212 0 318 0zm-1270-1270c211 0 422 0 635 0z">
            <text:p/>
          </draw:path>
        </draw:g>
        <draw:line draw:style-name="gr10" draw:text-style-name="P1" draw:layer="layout" svg:x1="4.801cm" svg:y1="6.54cm" svg:x2="5.991cm" svg:y2="6.54cm">
          <text:p/>
        </draw:line>
        <draw:rect draw:style-name="gr15" draw:text-style-name="P1" draw:layer="layout" svg:width="0.317cm" svg:height="1.27cm" svg:x="26.314cm" svg:y="5.905cm">
          <text:p/>
        </draw:rect>
        <draw:line draw:style-name="gr16" draw:text-style-name="P1" draw:layer="layout" svg:x1="26.631cm" svg:y1="5.905cm" svg:x2="26.949cm" svg:y2="5.587cm">
          <text:p/>
        </draw:line>
        <draw:line draw:style-name="gr16" draw:text-style-name="P1" draw:layer="layout" svg:x1="26.631cm" svg:y1="7.175cm" svg:x2="26.949cm" svg:y2="7.492cm">
          <text:p/>
        </draw:line>
        <draw:line draw:style-name="gr16" draw:text-style-name="P1" draw:layer="layout" svg:x1="26.949cm" svg:y1="5.587cm" svg:x2="26.949cm" svg:y2="7.492cm">
          <text:p/>
        </draw:line>
        <draw:line draw:style-name="gr10" draw:text-style-name="P1" draw:layer="layout" svg:x1="25.361cm" svg:y1="6.54cm" svg:x2="26.314cm" svg:y2="6.54cm">
          <text:p/>
        </draw:line>
        <draw:frame draw:style-name="gr17" draw:text-style-name="P5" draw:layer="layout" svg:width="2.857cm" svg:height="1.283cm" svg:x="17.501cm" svg:y="8.611cm">
          <draw:text-box>
            <text:p text:style-name="P4"><text:span text:style-name="T1">Heterodyne VFO</text:span></text:p>
          </draw:text-box>
        </draw:frame>
        <draw:frame draw:style-name="gr17" draw:text-style-name="P5" draw:layer="layout" svg:width="2.223cm" svg:height="1.283cm" svg:x="6.706cm" svg:y="9.947cm">
          <draw:text-box>
            <text:p text:style-name="P4"><text:span text:style-name="T1">Power Amplifier</text:span></text:p>
          </draw:text-box>
        </draw:frame>
        <draw:frame draw:style-name="gr17" draw:text-style-name="P5" draw:layer="layout" svg:width="2.54cm" svg:height="1.283cm" svg:x="2.261cm" svg:y="4.071cm">
          <draw:text-box>
            <text:p text:style-name="P4"><text:span text:style-name="T1">Low-pass TX Filter</text:span></text:p>
          </draw:text-box>
        </draw:frame>
        <draw:frame draw:style-name="gr17" draw:text-style-name="P5" draw:layer="layout" svg:width="2.496cm" svg:height="0.885cm" svg:x="6.071cm" svg:y="4.317cm">
          <draw:text-box>
            <text:p text:style-name="P4"><text:span text:style-name="T1">Preselector</text:span></text:p>
          </draw:text-box>
        </draw:frame>
        <draw:frame draw:style-name="gr17" draw:text-style-name="P5" draw:layer="layout" svg:width="2.539cm" svg:height="0.885cm" svg:x="9.246cm" svg:y="4.317cm">
          <draw:text-box>
            <text:p text:style-name="P4"><text:span text:style-name="T1">RF Preamp</text:span></text:p>
          </draw:text-box>
        </draw:frame>
        <draw:frame draw:style-name="gr17" draw:text-style-name="P5" draw:layer="layout" svg:width="2.222cm" svg:height="1.283cm" svg:x="12.421cm" svg:y="4cm">
          <draw:text-box>
            <text:p text:style-name="P4"><text:span text:style-name="T1">Bandpass RF Filter</text:span></text:p>
          </draw:text-box>
        </draw:frame>
        <draw:frame draw:style-name="gr17" draw:text-style-name="P5" draw:layer="layout" svg:width="2.54cm" svg:height="1.799cm" svg:x="15.596cm" svg:y="3.658cm">
          <draw:text-box>
            <text:p text:style-name="P4"><text:span text:style-name="T1">Double-Balanced Mixer</text:span></text:p>
          </draw:text-box>
        </draw:frame>
        <draw:frame draw:style-name="gr17" draw:text-style-name="P5" draw:layer="layout" svg:width="2.223cm" svg:height="1.283cm" svg:x="18.77cm" svg:y="4cm">
          <draw:text-box>
            <text:p text:style-name="P4"><text:span text:style-name="T1">Low-Pass AF Filter</text:span></text:p>
          </draw:text-box>
        </draw:frame>
        <draw:frame draw:style-name="gr17" draw:text-style-name="P5" draw:layer="layout" svg:width="1.905cm" svg:height="1.283cm" svg:x="21.628cm" svg:y="4cm">
          <draw:text-box>
            <text:p text:style-name="P4"><text:span text:style-name="T1">AF Preamp</text:span></text:p>
          </draw:text-box>
        </draw:frame>
        <draw:frame draw:style-name="gr18" draw:text-style-name="P5" draw:layer="layout" svg:width="1.905cm" svg:height="0.767cm" svg:x="23.851cm" svg:y="4.317cm">
          <draw:text-box>
            <text:p text:style-name="P4"><text:span text:style-name="T1">AF Amp</text:span></text:p>
          </draw:text-box>
        </draw:frame>
        <draw:line draw:style-name="gr10" draw:text-style-name="P1" draw:layer="layout" svg:x1="18.136cm" svg:y1="16.231cm" svg:x2="19.089cm" svg:y2="16.231cm">
          <text:p/>
        </draw:line>
        <draw:frame draw:style-name="gr17" draw:text-style-name="P5" draw:layer="layout" svg:width="2.54cm" svg:height="1.799cm" svg:x="8.294cm" svg:y="13.373cm">
          <draw:text-box>
            <text:p text:style-name="P4"><text:span text:style-name="T1">Single-Balanced Mixer</text:span></text:p>
          </draw:text-box>
        </draw:frame>
        <draw:frame draw:style-name="gr17" draw:text-style-name="P5" draw:layer="layout" svg:width="2.54cm" svg:height="1.799cm" svg:x="5.119cm" svg:y="13.373cm">
          <draw:text-box>
            <text:p text:style-name="P4"><text:span text:style-name="T1">Ceramic Resonator Oscillator</text:span></text:p>
          </draw:text-box>
        </draw:frame>
        <draw:frame draw:style-name="gr17" draw:text-style-name="P5" draw:layer="layout" svg:width="2.222cm" svg:height="1.283cm" svg:x="3.215cm" svg:y="18.453cm">
          <draw:text-box>
            <text:p text:style-name="P4"><text:span text:style-name="T1">Crystal Oscillator</text:span></text:p>
          </draw:text-box>
        </draw:frame>
        <draw:frame draw:style-name="gr17" draw:text-style-name="P5" draw:layer="layout" svg:width="2.54cm" svg:height="1.283cm" svg:x="11.151cm" svg:y="13.762cm">
          <draw:text-box>
            <text:p text:style-name="P4"><text:span text:style-name="T1">Bandpass RF Filter</text:span></text:p>
          </draw:text-box>
        </draw:frame>
        <draw:frame draw:style-name="gr17" draw:text-style-name="P5" draw:layer="layout" svg:width="2.858cm" svg:height="1.283cm" svg:x="14.942cm" svg:y="13.648cm">
          <draw:text-box>
            <text:p text:style-name="P4"><text:span text:style-name="T1">Broadband Amplifiers</text:span></text:p>
          </draw:text-box>
        </draw:frame>
        <draw:g>
          <draw:rect draw:style-name="gr2" draw:text-style-name="P1" draw:layer="layout" svg:width="2.54cm" svg:height="1.905cm" svg:x="19.089cm" svg:y="15.278cm">
            <text:p/>
          </draw:rect>
          <draw:frame draw:style-name="gr19" draw:text-style-name="P7" draw:layer="layout" svg:width="1.107cm" svg:height="1.195cm" svg:x="19.724cm" svg:y="15.596cm">
            <draw:text-box>
              <text:p text:style-name="P6"><text:span text:style-name="T2">∑</text:span></text:p>
            </draw:text-box>
          </draw:frame>
        </draw:g>
        <draw:line draw:style-name="gr10" draw:text-style-name="P1" draw:layer="layout" svg:x1="21.629cm" svg:y1="15.596cm" svg:x2="22.582cm" svg:y2="15.596cm">
          <text:p/>
        </draw:line>
        <draw:line draw:style-name="gr10" draw:text-style-name="P1" draw:layer="layout" svg:x1="21.628cm" svg:y1="16.866cm" svg:x2="22.581cm" svg:y2="16.866cm">
          <text:p/>
        </draw:line>
        <draw:frame draw:style-name="gr18" draw:text-style-name="P5" draw:layer="layout" svg:width="1.905cm" svg:height="0.767cm" svg:x="22.581cm" svg:y="15.188cm">
          <draw:text-box>
            <text:p text:style-name="P4"><text:span text:style-name="T1">To RX</text:span></text:p>
          </draw:text-box>
        </draw:frame>
        <draw:frame draw:style-name="gr18" draw:text-style-name="P5" draw:layer="layout" svg:width="1.905cm" svg:height="0.767cm" svg:x="22.6cm" svg:y="16.458cm">
          <draw:text-box>
            <text:p text:style-name="P4"><text:span text:style-name="T1">To TX</text:span></text:p>
          </draw:text-box>
        </draw:frame>
        <draw:frame draw:style-name="gr20" draw:text-style-name="P4" draw:layer="layout" svg:width="6.032cm" svg:height="1.026cm" svg:x="11.469cm" svg:y="18.453cm">
          <draw:text-box>
            <text:p text:style-name="P4"><text:span text:style-name="T3">Heterodyne VFO</text:span></text:p>
          </draw:text-box>
        </draw:frame>
        <draw:frame draw:style-name="gr21" draw:text-style-name="P8" draw:layer="layout" svg:width="25.958cm" svg:height="3.003cm" svg:x="0.991cm" svg:y="0.655cm">
          <draw:text-box>
            <text:p text:style-name="P8"><text:span text:style-name="T4">qrp-l.org Group Project DC Transceiver</text:span></text:p>
            <text:p text:style-name="P8"><text:span text:style-name="T5">Block Diagram</text:span></text:p>
          </draw:text-box>
        </draw:frame>
        <draw:g>
          <draw:circle draw:style-name="gr2" draw:text-style-name="P1" draw:layer="layout" svg:width="1.904cm" svg:height="1.904cm" svg:x="20.359cm" svg:y="8.294cm">
            <text:p/>
          </draw:circle>
          <draw:g>
            <draw:path draw:style-name="gr22" draw:text-style-name="P3" draw:layer="layout" svg:width="0.621cm" svg:height="0.69cm" svg:x="20.675cm" svg:y="8.578cm" svg:viewBox="0 0 622 691" svg:d="m0 691c311-1554 622 0 622 0">
              <text:p/>
            </draw:path>
            <draw:path draw:style-name="gr23" draw:text-style-name="P3" draw:layer="layout" svg:width="-0.621cm" svg:height="-0.689cm" svg:x="21.919cm" svg:y="9.959cm" svg:viewBox="0 0 -622 -690" svg:d="m622-19228c-311-1553-622 0-622 0">
              <text:p/>
            </draw:path>
          </draw:g>
        </draw:g>
        <draw:frame draw:style-name="gr17" draw:text-style-name="P5" draw:layer="layout" svg:width="2.223cm" svg:height="1.283cm" svg:x="11.785cm" svg:y="9.881cm">
          <draw:text-box>
            <text:p text:style-name="P4"><text:span text:style-name="T1">Driver Amplifier</text:span></text:p>
          </draw:text-box>
        </draw:frame>
        <draw:line draw:style-name="gr10" draw:text-style-name="P1" draw:layer="layout" svg:x1="21.311cm" svg:y1="8.294cm" svg:x2="21.311cm" svg:y2="6.539cm">
          <text:p/>
        </draw:line>
        <draw:line draw:style-name="gr10" draw:text-style-name="P1" draw:layer="layout" svg:x1="21.311cm" svg:y1="10.833cm" svg:x2="21.311cm" svg:y2="10.198cm">
          <text:p/>
        </draw:line>
        <draw:polyline draw:style-name="gr10" draw:text-style-name="P1" draw:layer="layout" svg:width="7.724cm" svg:height="1.529cm" draw:transform="rotate (-2.98294222458295) translate (20.5085742640917cm 12.7271183070294cm)" svg:viewBox="0 0 7725 1530" draw:points="0,-30662 1881,-30361 2082,-31615 7725,-30712 7625,-30085">
          <text:p/>
        </draw:polyline>
        <draw:frame draw:style-name="gr17" draw:text-style-name="P5" draw:layer="layout" svg:width="1.906cm" svg:height="1.283cm" svg:x="22.58cm" svg:y="11.151cm">
          <draw:text-box>
            <text:p text:style-name="P4"><text:span text:style-name="T1">Keying Circuit</text:span></text:p>
          </draw:text-box>
        </draw:frame>
        <draw:g>
          <draw:g>
            <draw:rect draw:style-name="gr2" draw:text-style-name="P1" draw:layer="layout" svg:width="1.905cm" svg:height="1.905cm" svg:x="20.358cm" svg:y="10.833cm">
              <text:p/>
            </draw:rect>
          </draw:g>
          <draw:custom-shape draw:style-name="gr24" draw:text-style-name="P1" draw:layer="layout" svg:width="0.318cm" svg:height="0.317cm" svg:x="21.542cm" svg:y="11.78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5" draw:text-style-name="P1" draw:layer="layout" svg:x1="20.691cm" svg:y1="12.103cm" svg:x2="21.643cm" svg:y2="11.468cm">
            <text:p/>
          </draw:line>
          <draw:rect draw:style-name="gr26" draw:text-style-name="P1" draw:layer="layout" svg:width="0.152cm" svg:height="0.099cm" draw:transform="rotate (-2.53072741539249) translate (21.64cm 11.463cm)">
            <text:p/>
          </draw:rect>
        </draw:g>
        <draw:frame draw:style-name="gr17" draw:text-style-name="P5" draw:layer="layout" svg:width="2.223cm" svg:height="1.283cm" svg:x="22.58cm" svg:y="8.611cm">
          <draw:text-box>
            <text:p text:style-name="P4"><text:span text:style-name="T1">Sidetone Oscillator</text:span></text:p>
          </draw:text-box>
        </draw:frame>
        <draw:line draw:style-name="gr27" draw:text-style-name="P1" draw:layer="layout" svg:x1="2.261cm" svg:y1="6.54cm" svg:x2="1.626cm" svg:y2="6.54cm">
          <text:p/>
        </draw:line>
        <draw:frame draw:style-name="gr17" draw:text-style-name="P5" draw:layer="layout" svg:width="2.858cm" svg:height="1.283cm" svg:x="19.088cm" svg:y="13.678cm">
          <draw:text-box>
            <text:p text:style-name="P4"><text:span text:style-name="T1">Hybrid Power Splitter</text:span></text:p>
          </draw:text-box>
        </draw:frame>
      </draw:page>
      <draw:page draw:name="page2" draw:style-name="dp1" draw:master-page-name="Default">
        <office:forms form:automatic-focus="false" form:apply-design-mode="false"/>
        <draw:polygon draw:style-name="gr2" draw:text-style-name="P1" draw:layer="layout" svg:width="1.269cm" svg:height="1.269cm" draw:transform="rotate (-1.57079632679579) translate (11.8919999999991cm 1.90299999999962cm)" svg:viewBox="0 0 1270 1270" draw:points="0,-22514 635,-23784 1270,-22514">
          <text:p/>
        </draw:polygon>
        <draw:g>
          <draw:rect draw:style-name="gr2" draw:text-style-name="P1" draw:layer="layout" svg:width="2.54cm" svg:height="1.905cm" svg:x="12.845cm" svg:y="1.585cm">
            <text:p/>
          </draw:rect>
          <draw:path draw:style-name="gr5" draw:text-style-name="P1" draw:layer="layout" svg:width="1.912cm" svg:height="1.269cm" svg:x="13.155cm" svg:y="1.903cm" svg:viewBox="0 0 1913 1270" svg:d="m1279 0c-105 423-210 846-317 1270zm-1 0c-106 0-1059 0-953 0zm1905-1270c-211 0-422 0-635 0z">
            <text:p/>
          </draw:path>
        </draw:g>
        <draw:g>
          <draw:rect draw:style-name="gr2" draw:text-style-name="P1" draw:layer="layout" svg:width="2.54cm" svg:height="1.905cm" draw:transform="rotate (3.1415926535892) translate (9.352cm 3.489cm)">
            <text:p/>
          </draw:rect>
          <draw:path draw:style-name="gr5" draw:text-style-name="P1" draw:layer="layout" svg:width="1.904cm" svg:height="1.269cm" draw:transform="rotate (3.1415926535892) translate (9.03400000000151cm 3.1709999999985cm)" svg:viewBox="0 0 1905 1270" svg:d="m1905-5072c-106 0-212 0-318 0zm-317-1270c105 423 210 846 317 1270zm-951-1270c-105 423-210 846-317 1270zm-1 0c-106 0-212 0-318 0zm1270-1270c-211 0-422 0-635 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Jason Milldrum</meta:initial-creator>
    <meta:creation-date>2007-07-10T00:56:25</meta:creation-date>
    <dc:date>2007-10-25T08:51:00</dc:date>
    <meta:print-date>2007-10-25T08:43:37</meta:print-date>
    <meta:editing-cycles>15</meta:editing-cycles>
    <meta:editing-duration>PT9H31M47S</meta:editing-duration>
    <meta:user-defined meta:name="Info 1"/>
    <meta:user-defined meta:name="Info 2"/>
    <meta:user-defined meta:name="Info 3"/>
    <meta:user-defined meta:name="Info 4"/>
    <meta:document-statistic meta:object-count="123"/>
  </office:meta>
</office:document-meta>
</file>